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/>
          <table:table-cell table:style-name="ce0"/>
          <table:table-cell table:style-name="ce0" office:value-type="string">
            <text:p>Station Master
“Ohhhh, what do we have here? Customers?”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“I'm so sorry darlings, but we can't move the
cars right now.”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“The coal we need to power them has been
all snatched up～!”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“Oh, that wicked bandit gang!”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“It's a big, huge problem!”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“Last night, they busted the lock on the
underground storehouse wide-open, and got
to work carrying all my precious coal away.”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“To make matters worse, they took my darling
little rail cars and used them to pinch it.”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“Oh, woe is me! My business is doomed!!”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Do you folks have business in the Midlands?”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“In that case, I have a teeny-tiny task if you'd
be willing to take it.”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“I'd like you to deliver this to a girl named
'Sharusharu'. You'll find her in the castle 
town in the Midlands.”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“Money. Sharusharu is a lovely girl who
regularly maintains our tools for us.”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“I thought I would send her a little reward
today, but there's no way I can move from this
spot under these circumstances.”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“Oh, thank you so much, darlings!”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“Ufufu. Young man, I've been dealing with
dozens of customers every day for over 20
years.”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“I'm the best judge of character you'll ever
meet. I know a good person when I see one.”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“So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 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“And here's a tip for you. I know it's not much,
but please, take it.”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“Whoopsie. It looks like you have too much
stuff on you already, no?”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“Please, take this package to Sharusharu!”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“I leave it in your hands!”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“Mt. Mahai is full of hills and ditches, but just
follow the railroad and you'll reach the other
side in a jiffy.”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 office:value-type="string">
            <text:p>The rail cars are finally back in service! I was
starting to wonder if they'd ever come back!</text:p>
          </table:table-cell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al! A rail car for six, if you please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 office:value-type="string">
            <text:p>Rail Car Guy
“Yo! Sorry, guys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 office:value-type="string">
            <text:p>Rail Car Guy
“We still ain't done with our scheduled
maintenance on the rail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 office:value-type="string">
            <text:p>Rail Car Guy
“We'll be done in four hours at the earliest!”</text:p>
          </table:table-cell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we would be better off walking
the distance.</text:p>
          </table:table-cell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?</text:p>
          </table:table-cell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ould use some exercise...</text:p>
          </table:table-cell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 office:value-type="string">
            <text:p>L3 Hime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Brrrrr...)</text:p>
          </table:table-cell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 office:value-type="string">
            <text:p>(Ooo... I kinda need to pee all of a Suddeeen.)</text:p>
          </table:table-cell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 office:value-type="string">
            <text:p>(I guess I had too much to Driiink?)</text:p>
          </table:table-cell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 office:value-type="string">
            <text:p>(Welp, it's no Probleeem. I'll just set the
decomposition module to the ma—)</text:p>
          </table:table-cell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 office:value-type="string">
            <text:p>(Wh... What's Thiiis?)</text:p>
          </table:table-cell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 office:value-type="string">
            <text:p>(The decomposition system isn't...
activating...?)</text:p>
          </table:table-cell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 office:value-type="string">
            <text:p>(How Weeeird, I'm sure I checked it only
when I arrived on this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 office:value-type="string">
            <text:p>(...Ack! Don't tell me it broke when the
explosion of those two “Hellish King” guys sent
me Flyiiing?!)</text:p>
          </table:table-cell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 office:value-type="string">
            <text:p>(This is... real Baaad...!!)</text:p>
          </table:table-cell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, like, our millionth time walkin' over
the mountain! It'll be easy-peasy!</text:p>
          </table:table-cell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think I'm going to struggle, so... let's
go a little slowly, please...!</text:p>
          </table:table-cell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have monsters to worry about, too.</text:p>
          </table:table-cell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 office:value-type="string">
            <text:p>We'll proceed at a relaxed pace.</text:p>
          </table:table-cell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W-Well... I'm sure I can at least hold it until
we get to the bathroom on the other Siiide.)</text:p>
          </table:table-cell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 office:value-type="string">
            <text:p>(It'll be just Fiiin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